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4000000CFABC46778C35614ED.png" manifest:media-type="image/png"/>
  <manifest:file-entry manifest:full-path="Pictures/100002010000018E000000CB9F85B022B0EA10F7.png" manifest:media-type="image/png"/>
  <manifest:file-entry manifest:full-path="Pictures/1000020100000248000001441B6B01539ED706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0043in" svg:height="2.7764in" draw:z-index="0"><draw:image xlink:href="Pictures/1000020100000248000001441B6B01539ED706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3.8134in" svg:height="1.4in" draw:z-index="1"><draw:image xlink:href="Pictures/1000020100000234000000CFABC46778C35614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7374in" svg:y="0.2811in" svg:width="3.2189in" svg:height="1.6417in" draw:z-index="2"><draw:image xlink:href="Pictures/100002010000018E000000CB9F85B022B0EA10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51:57.450182025</meta:creation-date>
    <dc:date>2019-02-01T10:54:38.903508482</dc:date>
    <meta:editing-duration>PT2M4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